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reat Vibes" svg:font-family="'Great Vibe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reat Vibes1" svg:font-family="'Great Vibes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paragraph-properties fo:line-height="115%"/>
      <style:text-properties style:font-name="Arial" style:font-name-asian="Arial1" style:font-name-complex="Arial1"/>
    </style:style>
    <style:style style:name="P3" style:family="paragraph" style:parent-style-name="Standard">
      <style:paragraph-properties fo:line-height="25%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Arial" style:font-name-asian="Arial1" style:font-name-complex="Arial1"/>
    </style:style>
    <style:style style:name="P6" style:family="paragraph" style:parent-style-name="Standard">
      <style:paragraph-properties fo:margin-left="0in" fo:margin-right="0in" fo:line-height="115%" fo:text-indent="0in" style:auto-text-indent="false"/>
      <style:text-properties style:font-name="Arial" style:font-name-asian="Arial1" style:font-name-complex="Arial1"/>
    </style:style>
    <style:style style:name="P7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Arial" style:font-name-asian="Arial1" style:font-name-complex="Arial1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style:font-name-asian="Arial1" style:font-name-complex="Arial1"/>
    </style:style>
    <style:style style:name="P9" style:family="paragraph" style:parent-style-name="Standard">
      <style:paragraph-properties fo:margin-left="0in" fo:margin-right="0in" fo:line-height="115%" fo:text-indent="0in" style:auto-text-indent="false"/>
      <style:text-properties style:font-name="Arial" fo:font-size="20pt" fo:font-weight="bold" style:font-name-asian="Arial1" style:font-size-asian="20pt" style:font-weight-asian="bold" style:font-name-complex="Arial1" style:font-size-complex="20pt"/>
    </style:style>
    <style:style style:name="P10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style:font-name="Arial" fo:font-size="20pt" fo:font-weight="bold" style:font-name-asian="Arial1" style:font-size-asian="20pt" style:font-weight-asian="bold" style:font-name-complex="Arial1" style:font-size-complex="20pt"/>
    </style:style>
    <style:style style:name="P11" style:family="paragraph" style:parent-style-name="Standard">
      <style:paragraph-properties fo:margin-left="0in" fo:margin-right="0in" fo:line-height="115%" fo:text-indent="0in" style:auto-text-indent="false"/>
    </style:style>
    <style:style style:name="P12" style:family="paragraph" style:parent-style-name="Standard">
      <style:paragraph-properties fo:margin-left="0in" fo:margin-right="0in" fo:line-height="115%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line-height="115%" fo:text-align="justify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5" style:family="paragraph" style:parent-style-name="Standard" style:master-page-name="Standard">
      <style:paragraph-properties fo:margin-left="0in" fo:margin-right="0in" fo:line-height="115%" fo:text-indent="0in" style:auto-text-indent="false" style:page-number="1"/>
      <style:text-properties style:font-name="Arial" style:font-name-asian="Arial1" style:font-name-complex="Arial1"/>
    </style:style>
    <style:style style:name="P16" style:family="paragraph" style:parent-style-name="Standard">
      <style:paragraph-properties fo:break-before="auto" fo:break-after="auto" fo:padding="0in" fo:border="none"/>
    </style:style>
    <style:style style:name="P17" style:family="paragraph" style:parent-style-name="Standard">
      <style:paragraph-properties fo:text-align="end" style:justify-single-word="false" fo:break-before="auto" fo:break-after="auto" fo:padding="0in" fo:border="none"/>
    </style:style>
    <style:style style:name="P18" style:family="paragraph" style:parent-style-name="Standard">
      <style:paragraph-properties fo:margin-left="0.5in" fo:margin-right="0in" fo:margin-top="0.139in" fo:margin-bottom="0in" loext:contextual-spacing="false" fo:line-height="25%" fo:text-indent="0.5in" style:auto-text-indent="false"/>
    </style:style>
    <style:style style:name="P19" style:family="paragraph" style:parent-style-name="Standard">
      <style:paragraph-properties fo:margin-left="0.5in" fo:margin-right="0in" fo:line-height="115%" fo:text-indent="0.5in" style:auto-text-indent="false"/>
    </style:style>
    <style:style style:name="P20" style:family="paragraph" style:parent-style-name="Standard">
      <style:paragraph-properties fo:text-align="end" style:justify-single-word="false" fo:padding="0in" fo:border="none"/>
    </style:style>
    <style:style style:name="P21" style:family="paragraph" style:parent-style-name="Heading_20_2">
      <style:paragraph-properties fo:margin-left="0in" fo:margin-right="0in" fo:line-height="115%" fo:text-indent="0in" style:auto-text-indent="false"/>
      <style:text-properties style:font-name="Arial" style:font-name-asian="Arial1" style:font-name-complex="Arial1"/>
    </style:style>
    <style:style style:name="P22" style:family="paragraph" style:parent-style-name="Heading_20_2">
      <style:paragraph-properties fo:margin-left="0in" fo:margin-right="0in" fo:line-height="115%" fo:text-indent="0in" style:auto-text-indent="false"/>
      <style:text-properties style:font-name="Arial" fo:font-size="15pt" style:font-name-asian="Arial1" style:font-size-asian="15pt" style:font-name-complex="Arial1" style:font-size-complex="15pt"/>
    </style:style>
    <style:style style:name="P23" style:family="paragraph" style:parent-style-name="Heading_20_2">
      <style:paragraph-properties fo:margin-left="0in" fo:margin-right="0in" fo:line-height="115%" fo:text-indent="0in" style:auto-text-indent="false"/>
    </style:style>
    <style:style style:name="P24" style:family="paragraph" style:parent-style-name="Heading_20_2">
      <style:paragraph-properties fo:margin-left="0in" fo:margin-right="0in" fo:line-height="115%" fo:text-indent="0in" style:auto-text-indent="false" fo:break-before="page"/>
    </style:style>
    <style:style style:name="P25" style:family="paragraph" style:parent-style-name="Heading_20_2" style:master-page-name="Converted1">
      <style:paragraph-properties fo:margin-left="0in" fo:margin-right="0in" fo:line-height="115%" fo:text-indent="0in" style:auto-text-indent="false" style:page-number="auto"/>
    </style:style>
    <style:style style:name="P26" style:family="paragraph" style:parent-style-name="Heading_20_3">
      <style:paragraph-properties fo:margin-left="0in" fo:margin-right="0in" fo:line-height="115%" fo:text-indent="0in" style:auto-text-indent="false"/>
    </style:style>
    <style:style style:name="P27" style:family="paragraph" style:parent-style-name="Heading_20_3">
      <style:paragraph-properties fo:margin-left="0in" fo:margin-right="0in" fo:line-height="115%" fo:text-indent="0in" style:auto-text-indent="false"/>
      <style:text-properties fo:color="#000000" style:font-name="Arial" style:font-name-asian="Arial1" style:font-name-complex="Arial1"/>
    </style:style>
    <style:style style:name="P28" style:family="paragraph" style:parent-style-name="Heading_20_3">
      <style:paragraph-properties fo:margin-left="0in" fo:margin-right="0in" fo:text-align="justify" style:justify-single-word="false" fo:text-indent="0in" style:auto-text-indent="false"/>
    </style:style>
    <style:style style:name="T1" style:family="text">
      <style:text-properties style:font-name="Arial" fo:font-size="20pt" fo:font-weight="bold" style:font-name-asian="Arial1" style:font-size-asian="20pt" style:font-weight-asian="bold" style:font-name-complex="Arial1" style:font-size-complex="20pt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style:font-name="Arial" fo:font-size="15pt" style:font-name-asian="Arial1" style:font-size-asian="15pt" style:font-name-complex="Arial1" style:font-size-complex="15pt"/>
    </style:style>
    <style:style style:name="T4" style:family="text">
      <style:text-properties style:font-name="Arial" fo:font-size="16pt" style:font-name-asian="Arial1" style:font-size-asian="16pt" style:font-name-complex="Arial1" style:font-size-complex="16pt"/>
    </style:style>
    <style:style style:name="T5" style:family="text">
      <style:text-properties style:font-name="Arial" fo:font-style="italic" style:font-name-asian="Arial1" style:font-style-asian="italic" style:font-name-complex="Arial1"/>
    </style:style>
    <style:style style:name="T6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0000ee" style:text-underline-style="solid" style:text-underline-width="auto" style:text-underline-color="font-color"/>
    </style:style>
    <style:style style:name="T9" style:family="text">
      <style:text-properties fo:color="#000000" style:font-name="Arial" fo:font-size="13pt" style:font-name-asian="Arial1" style:font-size-asian="13pt" style:font-name-complex="Arial1" style:font-size-complex="13pt"/>
    </style:style>
    <style:style style:name="T10" style:family="text">
      <style:text-properties style:font-name="Great Vibes" fo:font-size="14pt" style:font-name-asian="Great Vibes1" style:font-size-asian="14pt" style:font-name-complex="Great Vibes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6"/>
      <text:p text:style-name="P6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pan text:style-name="T1">Relatório de Requisitos</text:span></text:p>
      <text:p text:style-name="P10"/>
      <text:p text:style-name="Subtitle"><text:bookmark text:name="_blvf0wguskyk"/><text:span text:style-name="T7">LSD Solutions</text:span></text:p>
      <text:p text:style-name="Standard"/>
      <text:p text:style-name="P12"><text:a xlink:type="simple" xlink:href="mailto:andre.nogueira@unesp.br" text:style-name="ListLabel_20_1" text:visited-style-name="ListLabel_20_1"><text:span text:style-name="T8">André Luis Dias Nogueira</text:span></text:a></text:p>
      <text:p text:style-name="P12"><text:a xlink:type="simple" xlink:href="mailto:eduardo.c.araujo@unesp.br" text:style-name="ListLabel_20_1" text:visited-style-name="ListLabel_20_1"><text:span text:style-name="T8">Eduardo Costa Araujo</text:span></text:a></text:p>
      <text:p text:style-name="P12"><text:a xlink:type="simple" xlink:href="mailto:felipe.britto@unesp.br" text:style-name="ListLabel_20_1" text:visited-style-name="ListLabel_20_1"><text:span text:style-name="T8">Felipe Melchior de Britto</text:span></text:a></text:p>
      <text:p text:style-name="P12"><text:a xlink:type="simple" xlink:href="mailto:gabriel.s.mario@unesp.br" text:style-name="ListLabel_20_1" text:visited-style-name="ListLabel_20_1"><text:span text:style-name="T8">Gabriel Soares Mário</text:span></text:a></text:p>
      <text:p text:style-name="P12"><text:a xlink:type="simple" xlink:href="mailto:ibc.goncalves@unesp.br" text:style-name="ListLabel_20_1" text:visited-style-name="ListLabel_20_1"><text:span text:style-name="T8">Igor Benedito Costa Gonçalves</text:span></text:a></text:p>
      <text:p text:style-name="P12"><text:soft-page-break/><text:a xlink:type="simple" xlink:href="mailto:rafael.daiki@unesp.br" text:style-name="ListLabel_20_1" text:visited-style-name="ListLabel_20_1"><text:span text:style-name="T8">Rafael Daiki Kaneko</text:span></text:a></text:p>
      <text:p text:style-name="P12"><text:a xlink:type="simple" xlink:href="mailto:sergio.guerrato@unesp.br" text:style-name="ListLabel_20_1" text:visited-style-name="ListLabel_20_1"><text:span text:style-name="T8">Sergio Paulo Guerrato Alves</text:span></text:a></text:p>
      <text:p text:style-name="P12"><text:a xlink:type="simple" xlink:href="mailto:vitor.rolisola@unesp.br" text:style-name="ListLabel_20_1" text:visited-style-name="ListLabel_20_1"><text:span text:style-name="T8">Vitor Marchini Rolisola</text:span></text:a></text:p>
      <text:p text:style-name="P10"/>
      <text:p text:style-name="Subtitle"><text:bookmark text:name="_kizc3gml4qr3"/></text:p>
      <text:p text:style-name="Subtitle"><text:bookmark text:name="_hker5k2u54rq"/></text:p>
      <text:p text:style-name="P21"><text:bookmark text:name="_6bn4zsaqh1gc"/></text:p>
      <text:p text:style-name="P22"><text:bookmark text:name="_ajgm74jltvjb"/></text:p>
      <text:p text:style-name="P22"><text:bookmark text:name="_pzuxrspjktx"/></text:p>
      <text:p text:style-name="P22"><text:bookmark text:name="_h76a6ectjp3p"/></text:p>
      <text:p text:style-name="P22"><text:bookmark text:name="_u50nor9nrzf8"/></text:p>
      <text:p text:style-name="P22"><text:bookmark text:name="_sqwsdqw5enc"/></text:p>
      <text:p text:style-name="P23"><text:bookmark text:name="_7gq86prj6qae"/><text:span text:style-name="T3">Introdução</text:span></text:p>
      <text:p text:style-name="P6"/>
      <text:p text:style-name="P1"><text:span text:style-name="T2">Este relatório descreve os requisitos para o desenvolvimento de uma solução Java com suporte ao banco de dados Oracle, cujo objetivo é diminuir o custo temporal das entregas de refeições <text:s/>da empresa “Marmitech”, além de armazenar alguns dados pertinentes sobre os entregadores associados à empresa. A solução inclui o uso da API do Google Maps e o desenvolvimento do frontend da aplicação mobile para os sistemas operacionais Android e iOS utilizando o framework Flutter. A seguir, apresentamos os requisitos detalhados.</text:span></text:p>
      <text:p text:style-name="P25"><text:bookmark text:name="_8vdbutqj2b2r"/><text:span text:style-name="T4">Requisitos Funcionais</text:span></text:p>
      <text:p text:style-name="P6"/>
      <text:p text:style-name="P26"><text:bookmark text:name="_g236xilzlj"/><text:span text:style-name="T9">1. Integração com a API do Google Maps</text:span></text:p>
      <text:p text:style-name="P6"/>
      <text:p text:style-name="P13"><text:span text:style-name="T2">A solução deve incorporar a API do Google Maps para permitir a visualização de informações geográficas relacionadas aos pedidos. Os seguintes requisitos estão associados a esta funcionalidade:</text:span></text:p>
      <text:p text:style-name="P6"/>
      <text:p text:style-name="P11"><text:span text:style-name="T2">- RF001. A aplicação deve permitir a exibição de mapas interativos que exibam a localização de pedidos específicos.</text:span></text:p>
      <text:p text:style-name="P6"/>
      <text:p text:style-name="P11"><text:span text:style-name="T2">- RF002. Os mapas devem oferecer funcionalidades como zoom, rotação e pesquisa de endereços.</text:span></text:p>
      <text:p text:style-name="P6"/>
      <text:p text:style-name="P11"><text:span text:style-name="T2">- RF003. A aplicação deve permitir a incorporação de marcadores personalizados para destacar informações relevantes nos mapas.</text:span></text:p>
      <text:p text:style-name="P27"><text:bookmark text:name="_2utkv96ux4at"/></text:p>
      <text:p text:style-name="P26"><text:bookmark text:name="_8n5wbclr559a"/><text:span text:style-name="T9">2. Acesso ao Banco de Dados da Empresa “Marmitech”</text:span></text:p>
      <text:p text:style-name="P6"/>
      <text:p text:style-name="P13"><text:span text:style-name="T2">A solução deve ter a capacidade de acessar o banco de dados da empresa e as informações relacionadas às fichas de pedidos. Os seguintes requisitos estão associados a essa funcionalidade:</text:span></text:p>
      <text:p text:style-name="P6"/>
      <text:p text:style-name="P11"><text:span text:style-name="T2">- RF004. A aplicação deve se conectar ao banco de dados Oracle da empresa “Marmitech” para recuperar informações sobre os entregadores associados à empresa.</text:span></text:p>
      <text:p text:style-name="P6"/>
      <text:p text:style-name="P11"><text:span text:style-name="T2">- RF005. Deve ser possível realizar consultas, inserções, atualizações e exclusões de registros no banco de dados.</text:span></text:p>
      <text:p text:style-name="P6"/>
      <text:p text:style-name="P26"><text:bookmark text:name="_lh14o78w34wo"/><text:span text:style-name="T9">3. Compatibilidade com a Versão Java da Empresa “Marmitech”</text:span></text:p>
      <text:p text:style-name="P6"><text:soft-page-break/></text:p>
      <text:p text:style-name="P13"><text:span text:style-name="T2">A solução deve ser desenvolvida em uma versão específica do Java compatível com o sistema da empresa. Os seguintes requisitos estão associados a essa funcionalidade:</text:span></text:p>
      <text:p text:style-name="P6"/>
      <text:p text:style-name="P11"><text:span text:style-name="T2">- RF006. A aplicação deve ser desenvolvida utilizando a versão específica do Java 18 (JDK 18), o qual é utilizada pelo sistema da empresa “Marmitech”.</text:span></text:p>
      <text:p text:style-name="P26"><text:bookmark text:name="_wnjzdxu62h1o"/><text:span text:style-name="T9">4. Desenvolvimento do Frontend Mobile com Flutter</text:span></text:p>
      <text:p text:style-name="P6"/>
      <text:p text:style-name="P13"><text:span text:style-name="T2">A solução deve incluir o desenvolvimento do frontend da aplicação mobile para os sistemas operacionais Android e iOS usando o framework Flutter. Os seguintes requisitos estão associados a essa funcionalidade:</text:span></text:p>
      <text:p text:style-name="P6"/>
      <text:p text:style-name="P11"><text:span text:style-name="T2">- RF007. A aplicação mobile deve ser desenvolvida utilizando o framework Flutter.</text:span></text:p>
      <text:p text:style-name="P6"/>
      <text:p text:style-name="P11"><text:span text:style-name="T2">- RF008. A aplicação mobile deve ser compatível com os sistemas operacionais Android e iOS.</text:span></text:p>
      <text:p text:style-name="P6"/>
      <text:p text:style-name="P11"><text:span text:style-name="T2">- RF009. A aplicação deve permitir o acesso às funcionalidades de visualização de mapa para o usuário entregador.</text:span></text:p>
      <text:p text:style-name="P6"/>
      <text:p text:style-name="P11"><text:span text:style-name="T2">- RF010. A aplicação deve ser capaz de definir e redefinir a rota mais otimizada para a entrega.</text:span></text:p>
      <text:p text:style-name="P6"/>
      <text:p text:style-name="P11"><text:span text:style-name="T2">- RF011. A aplicação deve possuir funcionalidades para que o usuário entregador registre o fato de que está aguardando pela liberação das refeições por parte cozinha somente quando o serviço de geolocalização identificar que o mesmo se encontra nas proximidades da empresa “Marmitech”.</text:span></text:p>
      <text:p text:style-name="P6"/>
      <text:p text:style-name="P11"><text:span text:style-name="T2">- RF012. A aplicação deve possuir funcionalidades para que o usuário entregador registre o fato de que realizou uma entrega.</text:span></text:p>
      <text:p text:style-name="P21"><text:bookmark text:name="_413zjagnr2xt"/></text:p>
      <text:p text:style-name="P26"><text:bookmark text:name="_fs5urbug2g4"/><text:span text:style-name="T9">5. Cadastro de Usuário</text:span></text:p>
      <text:p text:style-name="P2"><text:soft-page-break/></text:p>
      <text:p text:style-name="P13"><text:span text:style-name="T2">A solução deve permitir a criação de dois tipos de usuários diferentes que integram acessibilidades específicas. Os seguintes requisitos estão associados a essa funcionalidade:</text:span></text:p>
      <text:p text:style-name="P7"/>
      <text:p text:style-name="P11"><text:span text:style-name="T2">- RF013. A aplicação deve permitir a criação de dois tipos de usuários: Entregador e Administrador.</text:span></text:p>
      <text:p text:style-name="P6"/>
      <text:p text:style-name="P4"><text:span text:style-name="T2">- RF014. O usuário do tipo Administrador deve ser capaz de gerenciar o usuário do tipo Entregador.</text:span></text:p>
      <text:p text:style-name="P28"><text:bookmark text:name="_3gggk8m84508"/><text:span text:style-name="T9">6. Informações da Ficha de Pedidos</text:span></text:p>
      <text:p text:style-name="P8"/>
      <text:p text:style-name="P14"><text:span text:style-name="T2">- RF015. A solução deve permitir a coleta da ficha de informações dos pedidos gerada atualmente pela empresa.</text:span></text:p>
      <text:p text:style-name="P8"/>
      <text:p text:style-name="P14"><text:span text:style-name="T2">- RF016. A solução deve ser capaz de integrar dados da ficha de pedidos com o serviço de geolocalização.</text:span></text:p>
      <text:p text:style-name="P8"/>
      <text:p text:style-name="P28"><text:bookmark text:name="_lr67rqlp9o7r"/><text:span text:style-name="T9">7. Recolhimento e Entrega de Refeições</text:span></text:p>
      <text:p text:style-name="P8"/>
      <text:p text:style-name="P4"><text:span text:style-name="T2">A solução permitirá a organização das refeições em relação ao recolhimento e a entrega feita pelos entregadores:</text:span></text:p>
      <text:p text:style-name="P8"/>
      <text:p text:style-name="P4"><text:span text:style-name="T2">- RF017. A aplicação deve ser capaz de conter uma fila de entregadores para a disponibilização organizada e sequencial de refeições.</text:span></text:p>
      <text:p text:style-name="P8"/>
      <text:p text:style-name="P4"><text:span text:style-name="T2">- RF018. A aplicação deve gerar de forma automatizada, através do serviço de geolocalização, <text:s/>o percurso de entrega.</text:span></text:p>
      <text:p text:style-name="P5"/>
      <text:p text:style-name="P5"/>
      <text:p text:style-name="P4"><text:soft-page-break/><text:span text:style-name="T2">-RF019. Após o sistema for notificado que o entregador recolheu as refeições, ele deve gerar o endereço e o trajeto para o entregador.</text:span></text:p>
      <text:p text:style-name="P5"/>
      <text:p text:style-name="P4"><text:span text:style-name="T2">- RF020. A aplicação irá utilizar os dados não sensíveis da ficha de pedidos para informar ao entregador o necessário para otimizar o tempo de entrega.</text:span></text:p>
      <text:p text:style-name="P5"/>
      <text:p text:style-name="P5"/>
      <text:p text:style-name="P21"><text:bookmark text:name="_kkfnxcklj3ys"/></text:p>
      <text:p text:style-name="P24"><text:bookmark text:name="_n59lwax6jal8"/><text:span text:style-name="T2">Requisitos Não Funcionais</text:span></text:p>
      <text:p text:style-name="P6"/>
      <text:p text:style-name="P26"><text:bookmark text:name="_511280ridifs"/><text:span text:style-name="T9">1. Desempenho</text:span></text:p>
      <text:p text:style-name="P6"/>
      <text:p text:style-name="P11"><text:span text:style-name="T2">- RNF001. A aplicação deve ser responsiva e apresentar tempos de resposta aceitáveis, mesmo quando lidando com grandes volumes de dados.</text:span></text:p>
      <text:p text:style-name="P6"/>
      <text:p text:style-name="P26"><text:bookmark text:name="_hdgtchr0za7l"/><text:span text:style-name="T9">2. Segurança</text:span></text:p>
      <text:p text:style-name="P6"/>
      <text:p text:style-name="P11"><text:span text:style-name="T2">- RNF002. Deve ser implementada uma camada de segurança para proteger o acesso às informações sensíveis do banco de dados.</text:span></text:p>
      <text:p text:style-name="P6"/>
      <text:p text:style-name="P26"><text:bookmark text:name="_stg5c81i85t3"/><text:span text:style-name="T9">3. Usabilidade</text:span></text:p>
      <text:p text:style-name="P6"/>
      <text:p text:style-name="P11"><text:span text:style-name="T2">- RNF003. A interface do usuário deve ser intuitiva e de fácil utilização, visando uma experiência do usuário agradável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><text:bookmark text:name="_92me037sxnf3"/>Considerações Finais</text:p>
      <text:p text:style-name="P1"><text:span text:style-name="T2">Esse relatório descreve os requisitos funcionais e não funcionais para o desenvolvimento de uma solução Java com suporte ao banco de dados Oracle, integração com a API do Google Maps e desenvolvimento de um aplicativo mobile com Flutter. O cumprimento desses requisitos garantirá a entrega de uma solução capaz e eficiente que atenderá os objetivos da empresa de otimizar as entregas de refeições e o tempo de entrega das mesmas.</text:span></text:p>
      <text:p text:style-name="P6"/>
      <text:p text:style-name="P13"><text:span text:style-name="T2">Os próximos passos incluem a elaboração de uma documentação técnica detalhada, a definição da arquitetura da solução e a criação de um plano de desenvolvimento que aborde todos os requisitos identificados neste relatório.</text:span></text:p>
      <text:p text:style-name="P11"><text:span text:style-name="T2"><text:tab/><text:tab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<text:span text:style-name="T2"><text:tab/><text:tab/><text:tab/><text:tab/><text:tab/><text:tab/> <text:s text:c="5"/></text:span><text:span text:style-name="T10">LSD Solutions</text:span></text:p>
      <text:p text:style-name="P3"><text:span text:style-name="T2"><text:s text:c="4"/>_________________________<text:tab/> <text:s text:c="3"/>__________________________</text:span></text:p>
      <text:p text:style-name="P19"><text:span text:style-name="T5"><text:s text:c="2"/></text:span><text:span text:style-name="T6">Assinatura do Cliente</text:span><text:span text:style-name="T5"><text:tab/><text:tab/><text:tab/> </text:span><text:span text:style-name="T6">Assinatura do Prestad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reat Vibes" svg:font-family="'Great Vibe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reat Vibes1" svg:font-family="'Great Vibes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none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none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200%" fo:text-indent="0.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text-indent="0in" style:auto-text-indent="false" fo:break-before="auto" fo:break-after="auto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4165in" fo:margin-bottom="0in" loext:contextual-spacing="false" fo:line-height="100%" fo:text-align="center" style:justify-single-word="false" fo:text-indent="0in" style:auto-text-indent="false" fo:break-before="auto" fo:break-after="auto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line-height="115%" fo:text-align="center" style:justify-single-word="false" fo:keep-together="always" fo:text-indent="0in" style:auto-text-indent="false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 fo:padding="0in" fo:border="none"/>
    </style:style>
    <style:style style:name="MP2" style:family="paragraph" style:parent-style-name="Standard">
      <style:paragraph-properties fo:text-align="end" style:justify-single-word="false" fo:break-before="auto" fo:break-after="auto" fo:padding="0in" fo:border="none"/>
    </style:style>
    <style:style style:name="MP3" style:family="paragraph" style:parent-style-name="Standard">
      <style:paragraph-properties fo:text-align="end" style:justify-single-word="false" fo:padding="0in" fo:border="none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page-number text:select-page="current">2</text:page-number></text:p>
      </style:header>
    </style:master-page>
    <style:master-page style:name="Converted1" style:page-layout-name="Mpm1">
      <style:header>
        <text:p text:style-name="MP1"/>
        <text:p text:style-name="MP3"><text:page-number text:select-page="current">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62" meta:word-count="903" meta:character-count="5840" meta:non-whitespace-character-count="4969"/>
    <meta:generator>LibreOfficeDev/6.0.5.2$Linux_X86_64 LibreOffice_project/</meta:generator>
  </office:meta>
</office:document-meta>
</file>